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7.4cm" svg:height="1.7cm" svg:x="7.7cm" svg:y="2.5cm">
          <text:p text:style-name="P1"><text:span text:style-name="T1">1) kdo všechno j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7.4cm" svg:height="1.7cm" svg:x="7.7cm" svg:y="4.7cm">
          <text:p text:style-name="P1"><text:span text:style-name="T1">2) test vztah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7.4cm" svg:height="1.7cm" svg:x="7.7cm" svg:y="7cm">
          <text:p text:style-name="P1"><text:span text:style-name="T1">3) v jakém vztahu jso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7.4cm" svg:height="1.7cm" svg:x="7.7cm" svg:y="9.5cm">
          <text:p text:style-name="P1"><text:span text:style-name="T1">4) vypsat pokrevní lini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7.4cm" svg:height="1.7cm" svg:x="7.7cm" svg:y="11.9cm">
          <text:p text:style-name="P1"><text:span text:style-name="T1">5) vypsat str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9cm" svg:height="1.3cm" svg:x="17.1cm" svg:y="2.7cm">
          <text:p text:style-name="P1"><text:span text:style-name="T1">n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9cm" svg:height="1.3cm" svg:x="20.5cm" svg:y="2.7cm">
          <text:p text:style-name="P1"><text:span text:style-name="T1">re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1cm" svg:y1="3.35cm" svg:x2="17.1cm" svg:y2="3.35cm" draw:start-shape="id1" draw:start-glue-point="1" draw:end-shape="id2" draw:end-glue-point="3" svg:d="m15100 3350h2000" svg:viewBox="0 0 2001 1">
          <text:p/>
        </draw:connector>
        <draw:connector draw:style-name="gr3" draw:text-style-name="P1" draw:layer="layout" svg:x1="20cm" svg:y1="3.35cm" svg:x2="20.5cm" svg:y2="3.35cm" draw:start-shape="id2" draw:start-glue-point="1" draw:end-shape="id3" draw:end-glue-point="3" svg:d="m20000 3350h500" svg:viewBox="0 0 501 1">
          <text:p/>
        </draw:connector>
        <draw:custom-shape draw:style-name="gr1" draw:text-style-name="P2" xml:id="id5" draw:id="id5" draw:layer="layout" svg:width="2.9cm" svg:height="1.3cm" svg:x="17.1cm" svg:y="4.9cm">
          <text:p text:style-name="P1"><text:span text:style-name="T1">n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9cm" svg:height="1.3cm" svg:x="20.5cm" svg:y="4.9cm">
          <text:p text:style-name="P1"><text:span text:style-name="T1">re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1cm" svg:y1="5.55cm" svg:x2="17.1cm" svg:y2="5.55cm" draw:start-shape="id4" draw:start-glue-point="1" draw:end-shape="id5" draw:end-glue-point="3" svg:d="m15100 5550h2000" svg:viewBox="0 0 2001 1">
          <text:p/>
        </draw:connector>
        <draw:connector draw:style-name="gr3" draw:text-style-name="P1" draw:layer="layout" svg:x1="20cm" svg:y1="5.55cm" svg:x2="20.5cm" svg:y2="5.55cm" draw:start-shape="id5" draw:start-glue-point="1" draw:end-shape="id6" draw:end-glue-point="3" svg:d="m20000 5550h500" svg:viewBox="0 0 501 1">
          <text:p/>
        </draw:connector>
        <draw:custom-shape draw:style-name="gr1" draw:text-style-name="P2" xml:id="id7" draw:id="id7" draw:layer="layout" svg:width="2.9cm" svg:height="1.3cm" svg:x="23.9cm" svg:y="4.9cm">
          <text:p text:style-name="P1"><text:span text:style-name="T1">nod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3.4cm" svg:y1="5.55cm" svg:x2="23.9cm" svg:y2="5.55cm" draw:start-shape="id6" draw:start-glue-point="1" draw:end-shape="id7" draw:end-glue-point="3" svg:d="m23400 5550h500" svg:viewBox="0 0 501 1">
          <text:p/>
        </draw:connector>
        <draw:custom-shape draw:style-name="gr1" draw:text-style-name="P2" xml:id="id9" draw:id="id9" draw:layer="layout" svg:width="2.9cm" svg:height="1.3cm" svg:x="17.1cm" svg:y="7.2cm">
          <text:p text:style-name="P1"><text:span text:style-name="T1">n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9cm" svg:height="1.3cm" svg:x="20.5cm" svg:y="7.2cm">
          <text:p text:style-name="P1"><text:span text:style-name="T1">nod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1cm" svg:y1="7.85cm" svg:x2="17.1cm" svg:y2="7.85cm" draw:start-shape="id8" draw:start-glue-point="1" draw:end-shape="id9" draw:end-glue-point="3" svg:d="m15100 7850h2000" svg:viewBox="0 0 2001 1">
          <text:p/>
        </draw:connector>
        <draw:connector draw:style-name="gr3" draw:text-style-name="P1" draw:layer="layout" svg:x1="20cm" svg:y1="7.85cm" svg:x2="20.5cm" svg:y2="7.85cm" draw:start-shape="id9" draw:start-glue-point="1" draw:end-shape="id10" draw:end-glue-point="3" svg:d="m20000 7850h500" svg:viewBox="0 0 501 1">
          <text:p/>
        </draw:connector>
        <draw:custom-shape draw:style-name="gr1" draw:text-style-name="P2" xml:id="id12" draw:id="id12" draw:layer="layout" svg:width="2.9cm" svg:height="1.3cm" svg:x="17.1cm" svg:y="9.7cm">
          <text:p text:style-name="P1"><text:span text:style-name="T1">nod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1cm" svg:y1="10.35cm" svg:x2="17.1cm" svg:y2="10.35cm" draw:start-shape="id11" draw:start-glue-point="1" draw:end-shape="id12" draw:end-glue-point="3" svg:d="m15100 10350h2000" svg:viewBox="0 0 2001 1">
          <text:p/>
        </draw:connector>
        <draw:custom-shape draw:style-name="gr1" draw:text-style-name="P2" xml:id="id13" draw:id="id13" draw:layer="layout" svg:width="2.9cm" svg:height="1.3cm" svg:x="20.5cm" svg:y="9.7cm">
          <text:p text:style-name="P1"><text:span text:style-name="T1">i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0cm" svg:y1="10.35cm" svg:x2="20.5cm" svg:y2="10.35cm" draw:start-shape="id12" draw:start-glue-point="1" draw:end-shape="id13" draw:end-glue-point="3" svg:d="m20000 10350h500" svg:viewBox="0 0 501 1">
          <text:p/>
        </draw:connector>
        <draw:custom-shape draw:style-name="gr1" draw:text-style-name="P2" xml:id="id14" draw:id="id14" draw:layer="layout" svg:width="5.3cm" svg:height="2.2cm" svg:x="1cm" svg:y="0.5cm">
          <text:p text:style-name="P1"><text:span text:style-name="T1">me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15" draw:id="id15" draw:layer="layout" svg:x1="3.65cm" svg:y1="2.7cm" svg:x2="7.7cm" svg:y2="3.35cm" draw:start-shape="id14" draw:start-glue-point="8" draw:end-shape="id1" draw:end-glue-point="3" svg:d="m3650 2700v650h4050" svg:viewBox="0 0 4051 651">
          <text:p/>
        </draw:connector>
        <draw:connector draw:style-name="gr3" draw:text-style-name="P1" xml:id="id16" draw:id="id16" draw:layer="layout" svg:x1="3.65cm" svg:y1="3.35cm" svg:x2="7.7cm" svg:y2="5.55cm" draw:start-shape="id15" draw:start-glue-point="0" draw:end-shape="id4" draw:end-glue-point="3" svg:d="m3650 3350v2200h4050" svg:viewBox="0 0 4051 2201">
          <text:p/>
        </draw:connector>
        <draw:connector draw:style-name="gr3" draw:text-style-name="P1" xml:id="id17" draw:id="id17" draw:layer="layout" svg:x1="3.65cm" svg:y1="5.55cm" svg:x2="7.7cm" svg:y2="7.85cm" draw:start-shape="id16" draw:start-glue-point="0" draw:end-shape="id8" draw:end-glue-point="3" svg:d="m3650 5550v2300h4050" svg:viewBox="0 0 4051 2301">
          <text:p/>
        </draw:connector>
        <draw:connector draw:style-name="gr3" draw:text-style-name="P1" xml:id="id18" draw:id="id18" draw:layer="layout" svg:x1="3.65cm" svg:y1="7.85cm" svg:x2="7.7cm" svg:y2="10.35cm" draw:start-shape="id17" draw:start-glue-point="0" draw:end-shape="id11" draw:end-glue-point="3" svg:d="m3650 7850v2500h4050" svg:viewBox="0 0 4051 2501">
          <text:p/>
        </draw:connector>
        <draw:connector draw:style-name="gr3" draw:text-style-name="P1" draw:layer="layout" svg:x1="3.65cm" svg:y1="10.35cm" svg:x2="7.7cm" svg:y2="12.75cm" draw:start-shape="id18" draw:start-glue-point="0" draw:end-shape="id19" draw:end-glue-point="3" svg:d="m3650 10350v2400h4050" svg:viewBox="0 0 405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Denem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Denemo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8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4T18:35:16</meta:creation-date>
    <dc:date>2013-05-14T19:46:12</dc:date>
    <meta:editing-duration>PT11M56S</meta:editing-duration>
    <meta:editing-cycles>11</meta:editing-cycles>
    <meta:generator>LibreOffice/4.0.3.3$Linux_x86 LibreOffice_project/400m0$Build-3</meta:generator>
    <meta:document-statistic meta:object-count="29"/>
  </office:meta>
</office:document-meta>
</file>